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Pictures/200000130000164F000001A0F895243ED3A1764B.svm" manifest:media-type=""/>
  <manifest:file-entry manifest:full-path="Pictures/2000001300000188000005A3871A2C1B59C35F60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1.533cm"/>
    </style:style>
    <style:style style:name="Tableau1.F4" style:family="table-cell">
      <style:table-cell-properties fo:padding-left="0.191cm" fo:padding-right="0.191cm" fo:padding-top="0cm" fo:padding-bottom="0cm" fo:border="0.5pt solid #000000"/>
    </style:style>
    <style:style style:name="Tableau1.5" style:family="table-row">
      <style:table-row-properties style:min-row-height="1.616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07cm"/>
    </style:style>
    <style:style style:name="Tableau1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7" style:family="table-row">
      <style:table-row-properties style:min-row-height="2.81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8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9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33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4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5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6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39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40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41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42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43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44" style:family="paragraph" style:parent-style-name="Standard">
      <style:text-properties fo:color="#008000" style:font-name="Arial" style:font-name-complex="Arial1"/>
    </style:style>
    <style:style style:name="P45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46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47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49" style:family="paragraph" style:parent-style-name="Standard">
      <style:paragraph-properties style:snap-to-layout-grid="false"/>
      <style:text-properties style:font-name="Arial" fo:font-size="11pt" officeooo:rsid="000f1ddb" officeooo:paragraph-rsid="001805f9" style:font-size-asian="11pt" style:font-name-complex="Arial1" style:font-size-complex="11pt"/>
    </style:style>
    <style:style style:name="P50" style:family="paragraph" style:parent-style-name="Standard">
      <style:paragraph-properties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51" style:family="paragraph" style:parent-style-name="Standard">
      <style:paragraph-properties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52" style:family="paragraph" style:parent-style-name="Standard">
      <style:paragraph-properties style:snap-to-layout-grid="false"/>
      <style:text-properties style:font-name="Arial" fo:font-size="11pt" officeooo:rsid="001876d0" officeooo:paragraph-rsid="001805f9" style:font-size-asian="11pt" style:font-name-complex="Arial1" style:font-size-complex="11pt"/>
    </style:style>
    <style:style style:name="P53" style:family="paragraph" style:parent-style-name="Standard">
      <style:paragraph-properties style:snap-to-layout-grid="false"/>
      <style:text-properties style:font-name="Arial" fo:font-size="11pt" officeooo:rsid="001c7c53" officeooo:paragraph-rsid="000c9fd3" style:font-size-asian="11pt" style:font-name-complex="Arial1" style:font-size-complex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1c7c53" officeooo:paragraph-rsid="001c7c53" style:font-size-asian="11pt" style:font-name-complex="Arial1" style:font-size-complex="11pt"/>
    </style:style>
    <style:style style:name="P55" style:family="paragraph" style:parent-style-name="Standard">
      <style:paragraph-properties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56" style:family="paragraph" style:parent-style-name="Standard">
      <style:paragraph-properties style:snap-to-layout-grid="false"/>
      <style:text-properties style:font-name="Arial" fo:font-size="11pt" officeooo:rsid="001baba1" officeooo:paragraph-rsid="000c9fd3" style:font-size-asian="11pt" style:font-name-complex="Arial1" style:font-size-complex="11pt"/>
    </style:style>
    <style:style style:name="P57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58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0c9fd3" officeooo:paragraph-rsid="001805f9" style:font-size-asian="11pt" style:font-name-complex="Arial1" style:font-size-complex="11pt"/>
    </style:style>
    <style:style style:name="P59" style:family="paragraph" style:parent-style-name="Standard">
      <style:paragraph-properties style:snap-to-layout-grid="false"/>
      <style:text-properties style:font-name="Arial" fo:font-size="11pt" officeooo:rsid="000c9fd3" officeooo:paragraph-rsid="000c9fd3" style:font-size-asian="11pt" style:font-name-complex="Arial1" style:font-size-complex="11pt"/>
    </style:style>
    <style:style style:name="P60" style:family="paragraph" style:parent-style-name="Standard">
      <style:paragraph-properties style:snap-to-layout-grid="false"/>
      <style:text-properties style:font-name="Arial" fo:font-size="11pt" officeooo:rsid="000c9fd3" officeooo:paragraph-rsid="001c7c53" style:font-size-asian="11pt" style:font-name-complex="Arial1" style:font-size-complex="11pt"/>
    </style:style>
    <style:style style:name="P61" style:family="paragraph" style:parent-style-name="Standard">
      <style:paragraph-properties style:snap-to-layout-grid="false"/>
      <style:text-properties style:font-name="Arial" fo:font-size="11pt" officeooo:rsid="001cd515" officeooo:paragraph-rsid="000c9fd3" style:font-size-asian="11pt" style:font-name-complex="Arial1" style:font-size-complex="11pt"/>
    </style:style>
    <style:style style:name="P62" style:family="paragraph" style:parent-style-name="Standard">
      <style:text-properties style:font-name="Arial" fo:font-size="11pt" officeooo:paragraph-rsid="000c9fd3" style:font-size-asian="11pt" style:font-name-complex="Arial1" style:font-size-complex="11pt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64" style:family="paragraph" style:parent-style-name="Standard">
      <style:paragraph-properties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1805f9" officeooo:paragraph-rsid="000c9fd3" style:font-size-asian="11pt" style:font-weight-asian="bold" style:font-name-complex="Arial1" style:font-size-complex="11pt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0ad711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0c9fd3" style:font-size-asian="9pt" style:font-name-complex="Arial1" style:font-size-complex="9pt"/>
    </style:style>
    <style:style style:name="P70" style:family="paragraph" style:parent-style-name="Standard">
      <style:paragraph-properties fo:text-align="center" style:justify-single-word="false"/>
      <style:text-properties style:font-name="Arial" fo:font-size="9pt" officeooo:paragraph-rsid="000c9fd3" style:font-size-asian="9pt" style:font-name-complex="Arial1" style:font-size-complex="9pt"/>
    </style:style>
    <style:style style:name="P71" style:family="paragraph" style:parent-style-name="Standard">
      <style:paragraph-properties fo:text-align="center" style:justify-single-word="false"/>
      <style:text-properties style:font-name="Arial" fo:font-size="9pt" officeooo:paragraph-rsid="002c6274" style:font-size-asian="9pt" style:font-name-complex="Arial1" style:font-size-complex="9pt"/>
    </style:style>
    <style:style style:name="P72" style:family="paragraph" style:parent-style-name="Standard">
      <style:paragraph-properties fo:text-align="center" style:justify-single-word="false"/>
      <style:text-properties style:font-name="Arial" fo:font-size="9pt" officeooo:rsid="001876d0" officeooo:paragraph-rsid="001876d0" style:font-size-asian="9pt" style:font-name-complex="Arial1" style:font-size-complex="9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78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79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1" fo:font-size="11pt" style:font-size-asian="11pt" style:font-name-complex="Arial1" style:font-size-complex="11pt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2" style:family="paragraph" style:parent-style-name="Standard">
      <style:paragraph-properties style:snap-to-layout-grid="false"/>
      <style:text-properties style:font-name="Arial1" fo:font-size="11pt" style:font-size-asian="11pt" style:font-name-complex="Arial1" style:font-size-complex="11pt"/>
    </style:style>
    <style:style style:name="P83" style:family="paragraph" style:parent-style-name="Standard">
      <style:paragraph-properties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4" style:family="paragraph" style:parent-style-name="Standard">
      <style:text-properties style:font-name="Arial1" fo:font-size="11pt" officeooo:paragraph-rsid="002c6274" style:font-size-asian="11pt" style:font-name-complex="Arial1" style:font-size-complex="11pt"/>
    </style:style>
    <style:style style:name="P85" style:family="paragraph" style:parent-style-name="Standard">
      <style:paragraph-properties style:snap-to-layout-grid="false"/>
      <style:text-properties style:font-name="Arial1" fo:font-size="11pt" fo:language="en" fo:country="US" style:font-size-asian="11pt" style:font-name-complex="Arial1" style:font-size-complex="11pt"/>
    </style:style>
    <style:style style:name="P86" style:family="paragraph" style:parent-style-name="Standard">
      <style:paragraph-properties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87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style:font-size-asian="11pt" style:font-name-complex="Arial1" style:font-size-complex="11pt"/>
    </style:style>
    <style:style style:name="P88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89" style:family="paragraph" style:parent-style-name="Standard">
      <style:text-properties officeooo:paragraph-rsid="002c6274"/>
    </style:style>
    <style:style style:name="P90" style:family="paragraph">
      <style:paragraph-properties style:writing-mode="lr-tb"/>
    </style:style>
    <style:style style:name="P91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2" style:family="paragraph">
      <loext:graphic-properties draw:fill="none" draw:fill-color="#ffffff"/>
      <style:paragraph-properties fo:text-align="center" style:writing-mode="lr-tb"/>
    </style:style>
    <style:style style:name="P93" style:family="paragraph">
      <style:paragraph-properties fo:text-align="center" style:writing-mode="lr-tb"/>
    </style:style>
    <style:style style:name="P9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95" style:family="paragraph">
      <loext:graphic-properties draw:fill="none" draw:fill-color="#ffffff"/>
      <style:paragraph-properties style:writing-mode="lr-tb"/>
    </style:style>
    <style:style style:name="P96" style:family="paragraph">
      <loext:graphic-properties draw:fill="gradient" draw:fill-color="#92cddc" draw:fill-gradient-name="Gradient_20_2"/>
      <style:paragraph-properties style:writing-mode="lr-tb"/>
    </style:style>
    <style:style style:name="P97" style:family="paragraph">
      <loext:graphic-properties draw:fill="none" draw:fill-color="#ffffff"/>
    </style:style>
    <style:style style:name="P98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99" style:family="paragraph">
      <loext:graphic-properties draw:fill="none" draw:fill-color="#ffffff"/>
      <style:text-properties fo:font-weight="bold" style:font-weight-asian="bold" style:font-weight-complex="bold"/>
    </style:style>
    <style:style style:name="P10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1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P102" style:family="paragraph">
      <loext:graphic-properties draw:fill-color="#ffffff"/>
    </style:style>
    <style:style style:name="P103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4" style:family="text">
      <style:text-properties officeooo:rsid="000c9fd3"/>
    </style:style>
    <style:style style:name="T5" style:family="text">
      <style:text-properties officeooo:rsid="000db09b"/>
    </style:style>
    <style:style style:name="T6" style:family="text">
      <style:text-properties officeooo:rsid="000f1ddb"/>
    </style:style>
    <style:style style:name="T7" style:family="text">
      <style:text-properties officeooo:rsid="00105075"/>
    </style:style>
    <style:style style:name="T8" style:family="text">
      <style:text-properties officeooo:rsid="0012462a"/>
    </style:style>
    <style:style style:name="T9" style:family="text">
      <style:text-properties officeooo:rsid="001805f9"/>
    </style:style>
    <style:style style:name="T10" style:family="text">
      <style:text-properties officeooo:rsid="000c9fd3" style:font-name-complex="Arial1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90f6b" style:font-size-asian="11pt" style:font-size-complex="11pt"/>
    </style:style>
    <style:style style:name="T13" style:family="text">
      <style:text-properties officeooo:rsid="0019c87e"/>
    </style:style>
    <style:style style:name="T14" style:family="text">
      <style:text-properties fo:color="#000000" officeooo:rsid="0012462a"/>
    </style:style>
    <style:style style:name="T15" style:family="text">
      <style:text-properties officeooo:rsid="001baba1"/>
    </style:style>
    <style:style style:name="T16" style:family="text">
      <style:text-properties officeooo:rsid="001c7c53"/>
    </style:style>
    <style:style style:name="T17" style:family="text">
      <style:text-properties officeooo:rsid="001cd51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6e093" style:font-weight-asian="bold" style:font-weight-complex="bold"/>
    </style:style>
    <style:style style:name="T20" style:family="text">
      <style:text-properties fo:font-weight="bold" officeooo:rsid="00271b64" style:font-weight-asian="bold" style:font-weight-complex="bold"/>
    </style:style>
    <style:style style:name="T21" style:family="text">
      <style:text-properties fo:font-weight="bold" officeooo:rsid="00293020" style:font-weight-asian="bold" style:font-weight-complex="bold"/>
    </style:style>
    <style:style style:name="T22" style:family="text">
      <style:text-properties fo:font-weight="bold" officeooo:rsid="0029bcf5" style:font-weight-asian="bold" style:font-weight-complex="bold"/>
    </style:style>
    <style:style style:name="T23" style:family="text">
      <style:text-properties officeooo:rsid="0026e093"/>
    </style:style>
    <style:style style:name="T24" style:family="text">
      <style:text-properties officeooo:rsid="00271b64"/>
    </style:style>
    <style:style style:name="T25" style:family="text">
      <style:text-properties fo:font-size="12pt" officeooo:rsid="00271b64" style:font-size-asian="10.5pt" style:font-size-complex="12pt"/>
    </style:style>
    <style:style style:name="T26" style:family="text">
      <style:text-properties fo:font-size="12pt" fo:font-weight="bold" officeooo:rsid="00271b64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293020" style:font-size-asian="10.5pt" style:font-weight-asian="bold" style:font-size-complex="12pt" style:font-weight-complex="bold"/>
    </style:style>
    <style:style style:name="T28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0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2.011cm" fo:min-width="6.9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661cm" fo:min-width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82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0"/>
      <text:p text:style-name="P10">DOSSIER DE CONCEPTION</text:p>
      <text:p text:style-name="P10"/>
      <text:p text:style-name="P10">JUKEBOX CONNECTE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PRÉSENTATION DU BESOIN</text:p>
      <text:p text:style-name="P18"/>
      <text:p text:style-name="P13">1) Mise en situation</text:p>
      <text:p text:style-name="P15"/>
      <text:p text:style-name="P22"><text:tab/><text:span text:style-name="T11">De nos jour la musique fait partie </text:span><text:span text:style-name="T12">intégrante</text:span><text:span text:style-name="T11"> de notre vie, lors de soirée entre amis, dans un bar. </text:span><text:span text:style-name="T12">Des améliorations furent crée dans le but de faciliter l’écoute de musique par un groupe. Ceux des années 80</text:span></text:p>
      <text:p text:style-name="P15"/>
      <text:p text:style-name="P13">2) Le besoin et son marché</text:p>
      <text:p text:style-name="P13"/>
      <text:p text:style-name="P23"><text:span text:style-name="T11">Lors de soirée, la musique est souvent gérée par une seule personne et de par ce fait ne peux convenir a tout le monde.</text:span> </text:p>
      <text:p text:style-name="P24"/>
      <text:p text:style-name="P16"/>
      <text:p text:style-name="P13">3) Le contexte du projet et ses objectifs</text:p>
      <text:p text:style-name="P13"/>
      <text:p text:style-name="P15"><text:tab/><text:span text:style-name="T11">Lors d'une soirée entre amis, la musique est souvent gérée uniquement par une personne. De ce fait, le problème est que la musique ne pourrait pas convenir à tout le monde</text:span></text:p>
      <text:p text:style-name="P3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3"/>
      <text:p text:style-name="P13"/>
      <text:p text:style-name="P13"/>
      <text:p text:style-name="P13"/>
      <text:p text:style-name="P12"><text:soft-page-break/>Expression fonctionnelle du besoin</text:p>
      <text:p text:style-name="P13"/>
      <text:p text:style-name="P13">4) Énoncé du besoin</text:p>
      <text:p text:style-name="P15"><text:tab/></text:p>
      <text:p text:style-name="P41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41"/>
      <text:p text:style-name="P42"/>
      <text:p text:style-name="P43"><draw:custom-shape text:anchor-type="char" draw:z-index="8" draw:name="Oval 23" draw:style-name="gr5" draw:text-style-name="P94" svg:width="4.874cm" svg:height="2.19cm" svg:x="10.564cm" svg:y="0.081cm"><text:p text:style-name="P93"><text:span text:style-name="T29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94" svg:width="5.347cm" svg:height="2.294cm" svg:x="1.508cm" svg:y="0.425cm"><text:p text:style-name="P93"><text:span text:style-name="T29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3"/>
      <text:p text:style-name="P43"><draw:custom-shape text:anchor-type="char" draw:z-index="4" draw:name="Oval 24" draw:style-name="gr1" draw:text-style-name="P91" svg:width="3.978cm" svg:height="5.428cm" svg:x="6.586cm" svg:y="0.168cm"><text:p text:style-name="P90"><text:span text:style-name="T28"/></text:p><text:p text:style-name="P90"><text:span text:style-name="T28"/></text:p><text:p text:style-name="P90"><text:span text:style-name="T28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line text:anchor-type="char" draw:z-index="5" draw:name="Line 25" draw:style-name="gr2" draw:text-style-name="P92" svg:x1="10.874cm" svg:y1="0.293cm" svg:x2="10.888cm" svg:y2="7.44cm"><text:p/></draw:line><draw:custom-shape text:anchor-type="char" draw:z-index="7" draw:name="Freeform 26" draw:style-name="gr4" draw:text-style-name="P95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43"/>
      <text:p text:style-name="P44"/>
      <text:p text:style-name="P44"/>
      <text:p text:style-name="P43"><draw:frame draw:style-name="fr1" draw:name="Cadre4" text:anchor-type="char" svg:x="1.27cm" svg:y="0.113cm" svg:width="14.529cm" svg:height="1.349cm" draw:z-index="0"><draw:text-box><text:p text:style-name="P6">Permettre à un groupe <text:span text:style-name="T7">de personnes </text:span>souhaitant <text:span text:style-name="T7">partager entre eux</text:span> <text:span text:style-name="T7">leurs</text:span> musique<text:span text:style-name="T8">s</text:span> <text:span text:style-name="T7">en</text:span> temps réel sur un système audio</text:p></draw:text-box></draw:frame></text:p>
      <text:p text:style-name="P43"/>
      <text:p text:style-name="P45"/>
      <text:p text:style-name="P45"/>
      <text:p text:style-name="P13"/>
      <text:p text:style-name="P13"/>
      <text:p text:style-name="P13">5) Validation du besoin</text:p>
      <text:p text:style-name="P13"/>
      <text:p text:style-name="P20">Pourquoi ce besoin existe-il ? </text:p>
      <text:p text:style-name="P20"/>
      <text:p text:style-name="P25"><text:tab/>- <text:span text:style-name="T13">Pour satisfaire un groupe d'amateur de musiques</text:span></text:p>
      <text:p text:style-name="P25"><text:tab/>- <text:span text:style-name="T13">Pour permettre à n'importe qui d'ajouter de la musique en soirée</text:span></text:p>
      <text:p text:style-name="P25"><text:tab/>- <text:span text:style-name="T13">Parce que la musique ne peut convenir à tout le monde</text:span></text:p>
      <text:p text:style-name="P25"><text:tab/>- <text:span text:style-name="T13">Pour adapter la musique aux goûts de chacun</text:span></text:p>
      <text:p text:style-name="P25"/>
      <text:p text:style-name="P21">Qu'est ce qui pourrait le faire disparaître ?</text:p>
      <text:p text:style-name="P26"><text:tab/>- Plus de soirées <text:span text:style-name="T14">entre amis</text:span>( improbable)</text:p>
      <text:p text:style-name="P26"><text:tab/>- <text:span text:style-name="T13">Pas d'accès internet </text:span>(improbable)</text:p>
      <text:p text:style-name="P26"/>
      <text:p text:style-name="P21">Qu'est ce qui pourrait le faire évoluer ?</text:p>
      <text:p text:style-name="P26">- <text:span text:style-name="T13">Evolution des modes de communications</text:span></text:p>
      <text:p text:style-name="P26"/>
      <text:p text:style-name="P19"><text:soft-page-break/>Conclusion</text:p>
      <text:p text:style-name="P26"/>
      <text:p text:style-name="P26"><text:tab/>En conclusion, le besoin est validé à <text:span text:style-name="T8">court</text:span> terme.</text:p>
      <text:p text:style-name="P27"><text:tab/><text:span text:style-name="T3">Analyse fonctionnelle du besoin</text:span></text:p>
      <text:p text:style-name="P13"/>
      <text:p text:style-name="P13">6) Relations avec le milieu extérieur</text:p>
      <text:p text:style-name="P46"/>
      <text:p text:style-name="P46"><draw:custom-shape text:anchor-type="paragraph" draw:z-index="42" draw:name="Oval 40" draw:style-name="gr14" draw:text-style-name="P101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96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/>
      <text:p text:style-name="P47"><draw:frame text:anchor-type="paragraph" draw:z-index="36" draw:style-name="gr13" draw:text-style-name="P97" svg:width="3.058cm" svg:height="1.029cm" svg:x="5.877cm" svg:y="0.43cm"><draw:text-box><text:p>Normes</text:p></draw:text-box></draw:frame><draw:frame text:anchor-type="paragraph" draw:z-index="43" draw:style-name="gr13" draw:text-style-name="P97" svg:width="3.058cm" svg:height="1.029cm" svg:x="10.76cm" svg:y="0.445cm"><draw:text-box><text:p>Utilisateur</text:p></draw:text-box></draw:frame></text:p>
      <text:p text:style-name="P7"/>
      <text:p text:style-name="P9"/>
      <text:p text:style-name="P48"><draw:custom-shape text:anchor-type="char" draw:z-index="28" draw:name="Oval 40" draw:style-name="gr8" draw:text-style-name="P96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95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95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48"><draw:custom-shape text:anchor-type="char" draw:z-index="16" draw:style-name="gr12" draw:text-style-name="P95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2"><draw:frame text:anchor-type="paragraph" draw:z-index="20" draw:style-name="gr13" draw:text-style-name="P98" svg:width="3.058cm" svg:height="1.029cm" svg:x="10.421cm" svg:y="0.335cm"><draw:text-box><text:p><text:span text:style-name="T30">FS1</text:span></text:p></draw:text-box></draw:frame><draw:frame text:anchor-type="paragraph" draw:z-index="34" draw:style-name="gr13" draw:text-style-name="P97" svg:width="3.058cm" svg:height="1.029cm" svg:x="1.039cm" svg:y="0.247cm"><draw:text-box><text:p>Support</text:p></draw:text-box></draw:frame><draw:frame text:anchor-type="paragraph" draw:z-index="44" draw:style-name="gr13" draw:text-style-name="P99" svg:width="3.058cm" svg:height="1.029cm" svg:x="7.183cm" svg:y="0.277cm"><draw:text-box><text:p><text:span text:style-name="T18">FS8</text:span></text:p></draw:text-box></draw:frame><draw:custom-shape text:anchor-type="char" draw:z-index="15" draw:style-name="gr11" draw:text-style-name="P95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2"><draw:frame text:anchor-type="paragraph" draw:z-index="25" draw:style-name="gr13" draw:text-style-name="P99" svg:width="3.058cm" svg:height="1.029cm" svg:x="4.65cm" svg:y="0.277cm"><draw:text-box><text:p><text:span text:style-name="T18">FS7</text:span></text:p></draw:text-box></draw:frame><draw:custom-shape text:anchor-type="char" draw:z-index="40" draw:name="Oval 40" draw:style-name="gr8" draw:text-style-name="P96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><draw:custom-shape text:anchor-type="char" draw:z-index="37" draw:name="Oval 30" draw:style-name="gr15" draw:text-style-name="P96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><draw:frame text:anchor-type="paragraph" draw:z-index="41" draw:style-name="gr13" draw:text-style-name="P97" svg:width="3.058cm" svg:height="1.029cm" svg:x="12.92cm" svg:y="0.275cm"><draw:text-box><text:p>Système Audio</text:p></draw:text-box></draw:frame></text:p>
      <text:p text:style-name="P33"><draw:custom-shape text:anchor-type="char" draw:z-index="14" draw:name="Oval 40" draw:style-name="gr8" draw:text-style-name="P96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><draw:frame text:anchor-type="paragraph" draw:z-index="38" draw:style-name="gr16" draw:text-style-name="P100" svg:width="4.257cm" svg:height="1.729cm" svg:x="6.458cm" svg:y="0.298cm"><draw:text-box><text:p><text:span text:style-name="T31">Jukebox connecté</text:span></text:p></draw:text-box></draw:frame></text:p>
      <text:p text:style-name="P33"><draw:frame text:anchor-type="paragraph" draw:z-index="24" draw:style-name="gr13" draw:text-style-name="P99" svg:width="3.058cm" svg:height="1.029cm" svg:x="3.895cm" svg:y="0.196cm"><draw:text-box><text:p><text:span text:style-name="T18">FS6</text:span></text:p></draw:text-box></draw:frame><draw:frame text:anchor-type="paragraph" draw:z-index="17" draw:style-name="gr13" draw:text-style-name="P97" svg:width="3.058cm" svg:height="1.029cm" svg:x="0.661cm" svg:y="0.196cm"><draw:text-box><text:p>Esthétique</text:p></draw:text-box></draw:frame></text:p>
      <text:p text:style-name="P34"/>
      <text:p text:style-name="P38"><draw:frame text:anchor-type="paragraph" draw:z-index="21" draw:style-name="gr13" draw:text-style-name="P99" svg:width="3.058cm" svg:height="1.029cm" svg:x="11.273cm" svg:y="0.212cm"><draw:text-box><text:p><text:span text:style-name="T18">FS2</text:span></text:p></draw:text-box></draw:frame><draw:custom-shape text:anchor-type="char" draw:z-index="9" draw:name="Freeform 53" draw:style-name="gr6" draw:text-style-name="P95" svg:width="2.767cm" svg:height="1.777cm" svg:x="3.258cm" svg:y="0.316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8"><draw:custom-shape text:anchor-type="char" draw:z-index="26" draw:name="Oval 40" draw:style-name="gr8" draw:text-style-name="P96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><draw:frame text:anchor-type="paragraph" draw:z-index="27" draw:style-name="gr13" draw:text-style-name="P97" svg:width="3.058cm" svg:height="1.029cm" svg:x="13.765cm" svg:y="0.307cm"><draw:text-box><text:p>Smartphone</text:p></draw:text-box></draw:frame><draw:frame text:anchor-type="paragraph" draw:z-index="23" draw:style-name="gr13" draw:text-style-name="P99" svg:width="3.058cm" svg:height="1.029cm" svg:x="4.362cm" svg:y="0.168cm"><draw:text-box><text:p><text:span text:style-name="T18">FS5</text:span></text:p></draw:text-box></draw:frame><draw:custom-shape text:anchor-type="char" draw:z-index="10" draw:name="Freeform 59" draw:style-name="gr7" draw:text-style-name="P95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95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33"><draw:custom-shape text:anchor-type="char" draw:z-index="11" draw:name="Oval 40" draw:style-name="gr8" draw:text-style-name="P96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><draw:frame text:anchor-type="paragraph" draw:z-index="22" draw:style-name="gr13" draw:text-style-name="P99" svg:width="3.058cm" svg:height="1.029cm" svg:x="9.46cm" svg:y="0.005cm"><draw:text-box><text:p><text:span text:style-name="T18">FS3</text:span></text:p></draw:text-box></draw:frame><draw:frame text:anchor-type="paragraph" draw:z-index="30" draw:style-name="gr13" draw:text-style-name="P99" svg:width="3.058cm" svg:height="1.029cm" svg:x="6.403cm" svg:y="0.005cm"><draw:text-box><text:p><text:span text:style-name="T18">FS4</text:span></text:p></draw:text-box></draw:frame><draw:frame text:anchor-type="paragraph" draw:z-index="18" draw:style-name="gr13" draw:text-style-name="P97" svg:width="3.058cm" svg:height="1.029cm" svg:x="0.96cm" svg:y="0.215cm"><draw:text-box><text:p>Ergonomie</text:p></draw:text-box></draw:frame></text:p>
      <text:p text:style-name="P36"/>
      <text:p text:style-name="P33"><draw:custom-shape text:anchor-type="char" draw:z-index="12" draw:name="Oval 42" draw:style-name="gr9" draw:text-style-name="P96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95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96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39"><draw:frame text:anchor-type="paragraph" draw:z-index="19" draw:style-name="gr13" draw:text-style-name="P97" svg:width="3.058cm" svg:height="1.029cm" svg:x="10.783cm" svg:y="0.272cm"><draw:text-box><text:p>Energie</text:p></draw:text-box></draw:frame><draw:frame text:anchor-type="paragraph" draw:z-index="32" draw:style-name="gr13" draw:text-style-name="P97" svg:width="3.058cm" svg:height="1.029cm" svg:x="4.898cm" svg:y="0.129cm"><draw:text-box><text:p>Milieu Ambiant</text:p></draw:text-box></draw:frame><text:tab/></text:p>
      <text:p text:style-name="P40"/>
      <text:p text:style-name="P40"/>
      <text:p text:style-name="P39"/>
      <text:p text:style-name="P39"/>
      <text:p text:style-name="P11"/>
      <text:p text:style-name="P13"/>
      <text:p text:style-name="P13">7) Listes des fonctions de service</text:p>
      <text:p text:style-name="P13"/>
      <text:p text:style-name="P28"/>
      <text:p text:style-name="P28">FS1 : Permettre à l'utilisateur de <text:span text:style-name="T9">partager la musique sur un système audio</text:span></text:p>
      <text:p text:style-name="P28">FS2 : Permettre <text:span text:style-name="T9">à l'utilisateur de contrôler le jukebox depuis son smartphone</text:span></text:p>
      <text:p text:style-name="P28">FS3 : <text:span text:style-name="T9">Alimenter le système</text:span></text:p>
      <text:p text:style-name="P28">FS4 : <text:span text:style-name="T9">Résister aux contraintes extérieures</text:span></text:p>
      <text:p text:style-name="P28">FS5 : <text:span text:style-name="T9">Être simple d'utilisation et intuitif</text:span></text:p>
      <text:p text:style-name="P28">FS6 : <text:span text:style-name="T9">Être visuellement agréable</text:span></text:p>
      <text:p text:style-name="P28">FS7 : <text:span text:style-name="T9">Être stable sur un support</text:span></text:p>
      <text:p text:style-name="P30">FS8 : Respecter les normes en vigueur</text:p>
      <text:p text:style-name="P13"><text:soft-page-break/><text:span text:style-name="T4">8</text:span>) Caractérisation des fonctions</text:p>
      <text:p text:style-name="P7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78">Fonctions</text:p>
          </table:table-cell>
          <table:table-cell table:style-name="Tableau1.A1" office:value-type="string">
            <text:p text:style-name="P78">Désignation</text:p>
          </table:table-cell>
          <table:table-cell table:style-name="Tableau1.A1" office:value-type="string">
            <text:p text:style-name="P78">Critères d’appréciation</text:p>
          </table:table-cell>
          <table:table-cell table:style-name="Tableau1.A1" office:value-type="string">
            <text:p text:style-name="P78">Niveau</text:p>
          </table:table-cell>
          <table:table-cell table:style-name="Tableau1.A1" office:value-type="string">
            <text:p text:style-name="P78">Limite d'acceptation</text:p>
          </table:table-cell>
          <table:table-cell table:style-name="Tableau1.F1" office:value-type="string">
            <text:p text:style-name="P77">Observations</text:p>
          </table:table-cell>
        </table:table-row>
        <table:table-row table:style-name="Tableau1.2">
          <table:table-cell table:style-name="Tableau1.A1" office:value-type="string">
            <text:p text:style-name="P77">FS1</text:p>
          </table:table-cell>
          <table:table-cell table:style-name="Tableau1.A1" office:value-type="string">
            <text:p text:style-name="P81">Permettre à l'utilisateur de partager la musique sur un système audio</text:p>
          </table:table-cell>
          <table:table-cell table:style-name="Tableau1.A1" office:value-type="string">
            <text:p text:style-name="P83">- Micro-Ordinateur</text:p>
            <text:p text:style-name="P83"/>
            <text:p text:style-name="P83">- Sortie audio</text:p>
            <text:p text:style-name="P83"/>
          </table:table-cell>
          <table:table-cell table:style-name="Tableau1.A1" office:value-type="string">
            <text:p text:style-name="P86"/>
            <text:p text:style-name="P86">- Raspberry Pi</text:p>
            <text:p text:style-name="P86"/>
            <text:p text:style-name="P86"/>
            <text:p text:style-name="P86">- RCA (jack 3.5) ; Bluetooth</text:p>
            <text:p text:style-name="P86"/>
          </table:table-cell>
          <table:table-cell table:style-name="Tableau1.E2" office:value-type="string">
            <text:p text:style-name="P88"/>
            <text:p text:style-name="P81">/</text:p>
            <text:p text:style-name="P81"/>
            <text:p text:style-name="P81"/>
            <text:p text:style-name="P81">/</text:p>
            <text:p text:style-name="P81"/>
          </table:table-cell>
          <table:table-cell table:style-name="Tableau1.F1" office:value-type="string">
            <text:p text:style-name="P81">Gestion de la priorité de lecture avec un algorithme favorisant la répartition des musiques jouées par les utilisateurs</text:p>
          </table:table-cell>
        </table:table-row>
        <table:table-row table:style-name="Tableau1.3">
          <table:table-cell table:style-name="Tableau1.A1" office:value-type="string">
            <text:p text:style-name="P77">FS2</text:p>
          </table:table-cell>
          <table:table-cell table:style-name="Tableau1.A1" office:value-type="string">
            <text:p text:style-name="P81">Permettre à l'utilisateur de contrôler le jukebox depuis son Smartphone</text:p>
          </table:table-cell>
          <table:table-cell table:style-name="Tableau1.A1" office:value-type="string">
            <text:p text:style-name="P83">- Interface</text:p>
            <text:p text:style-name="P83"/>
            <text:p text:style-name="P83">- Connexion à l'interface</text:p>
            <text:p text:style-name="P83"/>
            <text:p text:style-name="P83">- Connectivité</text:p>
          </table:table-cell>
          <table:table-cell table:style-name="Tableau1.A1" office:value-type="string">
            <text:p text:style-name="P86">-Web</text:p>
            <text:p text:style-name="P86"/>
            <text:p text:style-name="P86">-<text:bookmark text:name="_GoBack107"/>QrCode ;NFC ; ip</text:p>
            <text:p text:style-name="P86"/>
            <text:p text:style-name="P86">- Wifi ; Ethernet</text:p>
          </table:table-cell>
          <table:table-cell table:style-name="Tableau1.E3" office:value-type="string">
            <text:p text:style-name="P81">/</text:p>
            <text:p text:style-name="P81"/>
            <text:p text:style-name="P81">/</text:p>
            <text:p text:style-name="P81"/>
            <text:p text:style-name="P81"/>
            <text:p text:style-name="P81">/</text:p>
          </table:table-cell>
          <table:table-cell table:style-name="Tableau1.F1" office:value-type="string">
            <text:p text:style-name="P81">Connexion aisée à l’aide du NFC et du QrCode</text:p>
          </table:table-cell>
        </table:table-row>
        <table:table-row table:style-name="Tableau1.4">
          <table:table-cell table:style-name="Tableau1.A1" office:value-type="string">
            <text:p text:style-name="P77">FS3</text:p>
          </table:table-cell>
          <table:table-cell table:style-name="Tableau1.A1" office:value-type="string">
            <text:p text:style-name="P81">Alimenter le système</text:p>
          </table:table-cell>
          <table:table-cell table:style-name="Tableau1.A1" office:value-type="string">
            <text:p text:style-name="P83">- Alimentation</text:p>
          </table:table-cell>
          <table:table-cell table:style-name="Tableau1.A1" office:value-type="string">
            <text:p text:style-name="P83">- Adaptateur secteur 5V 2,5A</text:p>
          </table:table-cell>
          <table:table-cell table:style-name="Tableau1.A1" office:value-type="string">
            <text:p text:style-name="P81">Minimum</text:p>
          </table:table-cell>
          <table:table-cell table:style-name="Tableau1.F4" office:value-type="string">
            <text:p text:style-name="P84"/>
          </table:table-cell>
        </table:table-row>
        <table:table-row table:style-name="Tableau1.5">
          <table:table-cell table:style-name="Tableau1.A1" office:value-type="string">
            <text:p text:style-name="P77">FS4</text:p>
          </table:table-cell>
          <table:table-cell table:style-name="Tableau1.A1" office:value-type="string">
            <text:p text:style-name="P81">Résister aux contraintes extérieures</text:p>
          </table:table-cell>
          <table:table-cell table:style-name="Tableau1.A1" office:value-type="string">
            <text:p text:style-name="P83">- Aux chocs</text:p>
          </table:table-cell>
          <table:table-cell table:style-name="Tableau1.A1" office:value-type="string">
            <text:p text:style-name="P83">- Chute de 80cm</text:p>
          </table:table-cell>
          <table:table-cell table:style-name="Tableau1.A1" office:value-type="string">
            <text:p text:style-name="P81">± 20cm</text:p>
          </table:table-cell>
          <table:table-cell table:style-name="Tableau1.F5" office:value-type="string">
            <text:p text:style-name="P83"/>
          </table:table-cell>
        </table:table-row>
        <table:table-row table:style-name="Tableau1.6">
          <table:table-cell table:style-name="Tableau1.A1" office:value-type="string">
            <text:p text:style-name="P77">FS5</text:p>
          </table:table-cell>
          <table:table-cell table:style-name="Tableau1.A1" office:value-type="string">
            <text:p text:style-name="P81">Être simple d'utilisation et intuitif</text:p>
          </table:table-cell>
          <table:table-cell table:style-name="Tableau1.A1" office:value-type="string">
            <text:p text:style-name="P83">- Interface</text:p>
            <text:p text:style-name="P83"/>
            <text:p text:style-name="P83">- Réactivité</text:p>
          </table:table-cell>
          <table:table-cell table:style-name="Tableau1.A1" office:value-type="string">
            <text:p text:style-name="P83">- Simple</text:p>
            <text:p text:style-name="P83"/>
            <text:p text:style-name="P83">- Rapide</text:p>
          </table:table-cell>
          <table:table-cell table:style-name="Tableau1.E6" office:value-type="string">
            <text:p text:style-name="P81">/</text:p>
            <text:p text:style-name="P83"/>
            <text:p text:style-name="P81">/</text:p>
          </table:table-cell>
          <table:table-cell table:style-name="Tableau1.F1" office:value-type="string">
            <text:p text:style-name="P81">L’utilisation doit pouvoir se faire sans explication de fonctionnement</text:p>
          </table:table-cell>
        </table:table-row>
        <table:table-row table:style-name="Tableau1.7">
          <table:table-cell table:style-name="Tableau1.A1" office:value-type="string">
            <text:p text:style-name="P77">FS6</text:p>
          </table:table-cell>
          <table:table-cell table:style-name="Tableau1.A1" office:value-type="string">
            <text:p text:style-name="P81">Être visuellement agréable</text:p>
          </table:table-cell>
          <table:table-cell table:style-name="Tableau1.A1" office:value-type="string">
            <text:p text:style-name="P83">- Forme</text:p>
            <text:p text:style-name="P83"/>
            <text:p text:style-name="P83">- Couleurs de l'objet</text:p>
            <text:p text:style-name="P83"/>
            <text:p text:style-name="P83">- Dimensions</text:p>
          </table:table-cell>
          <table:table-cell table:style-name="Tableau1.A1" office:value-type="string">
            <text:p text:style-name="P83"/>
            <text:p text:style-name="P83">- Design</text:p>
            <text:p text:style-name="P83"/>
            <text:p text:style-name="P83">- Différents coloris</text:p>
            <text:p text:style-name="P83"/>
            <text:p text:style-name="P83">- Largeur =</text:p>
            <text:p text:style-name="P83">- Longueur =</text:p>
            <text:p text:style-name="P83">- Hauteur =</text:p>
          </table:table-cell>
          <table:table-cell table:style-name="Tableau1.E7" office:value-type="string">
            <text:p text:style-name="P81"/>
            <text:p text:style-name="P81">/</text:p>
            <text:p text:style-name="P83"/>
            <text:p text:style-name="P81">/</text:p>
            <text:p text:style-name="P83"/>
            <text:p text:style-name="P83"/>
            <text:p text:style-name="P83">Maximum</text:p>
            <text:p text:style-name="P83">Maximum</text:p>
            <text:p text:style-name="P83">Maximum</text:p>
          </table:table-cell>
          <table:table-cell table:style-name="Tableau1.F1" office:value-type="string">
            <text:p text:style-name="P81">L’objet devra être facilement transportable et agréable a l’œil</text:p>
          </table:table-cell>
        </table:table-row>
        <table:table-row table:style-name="Tableau1.8">
          <table:table-cell table:style-name="Tableau1.A8" office:value-type="string">
            <text:p text:style-name="P77">FS7</text:p>
          </table:table-cell>
          <table:table-cell table:style-name="Tableau1.A8" office:value-type="string">
            <text:p text:style-name="P81">Être stable sur un support</text:p>
          </table:table-cell>
          <table:table-cell table:style-name="Tableau1.A8" office:value-type="string">
            <text:p text:style-name="P83">- Stabilité</text:p>
          </table:table-cell>
          <table:table-cell table:style-name="Tableau1.D8" office:value-type="string">
            <text:p text:style-name="P83"/>
            <text:p text:style-name="P83"/>
            <text:p text:style-name="P83">-Support horizontal</text:p>
          </table:table-cell>
          <table:table-cell table:style-name="Tableau1.A8" office:value-type="string">
            <text:p text:style-name="P81">± 10°</text:p>
          </table:table-cell>
          <table:table-cell table:style-name="Tableau1.F8" office:value-type="string">
            <text:p text:style-name="P81">Il devra être stable sur une surface horizontale</text:p>
          </table:table-cell>
        </table:table-row>
        <table:table-row table:style-name="Tableau1.9">
          <table:table-cell table:style-name="Tableau1.A8" office:value-type="string">
            <text:p text:style-name="P77">FS8</text:p>
          </table:table-cell>
          <table:table-cell table:style-name="Tableau1.A8" office:value-type="string">
            <text:p text:style-name="P81">Respecter les normes en vigueur</text:p>
          </table:table-cell>
          <table:table-cell table:style-name="Tableau1.A8" office:value-type="string">
            <text:p text:style-name="P83">- Normes françaises et européennes</text:p>
          </table:table-cell>
          <table:table-cell table:style-name="Tableau1.D9" office:value-type="string">
            <text:p text:style-name="P81"/>
            <text:p text:style-name="P81">/</text:p>
          </table:table-cell>
          <table:table-cell table:style-name="Tableau1.E9" office:value-type="string">
            <text:p text:style-name="P81"/>
            <text:p text:style-name="P81">/</text:p>
          </table:table-cell>
          <table:table-cell table:style-name="Tableau1.F9" office:value-type="string">
            <text:p text:style-name="P81"/>
            <text:p text:style-name="P81">/</text:p>
          </table:table-cell>
        </table:table-row>
      </table:table>
      <text:p text:style-name="P74"><text:soft-page-break/></text:p>
      <text:p text:style-name="P12">Analyse descendante</text:p>
      <text:p text:style-name="P13"/>
      <text:p text:style-name="P13">9) Niveau A-0</text:p>
      <text:p text:style-name="P13"/>
      <text:p text:style-name="P13"/>
      <text:p text:style-name="P13"/>
      <text:p text:style-name="P13"><draw:custom-shape text:anchor-type="paragraph" draw:z-index="53" draw:name="Forme1" draw:style-name="gr18" draw:text-style-name="P102" svg:width="6.959cm" svg:height="2.012cm" svg:x="4.861cm" svg:y="0.388cm"><text:p/><draw:enhanced-geometry svg:viewBox="0 0 21600 21600" draw:type="rectangle" draw:enhanced-path="M 0 0 L 21600 0 21600 21600 0 21600 0 0 Z N"/></draw:custom-shape></text:p>
      <text:p text:style-name="P13"><draw:frame draw:style-name="fr2" draw:name="Image1" text:anchor-type="paragraph" svg:x="-0.848cm" svg:y="0.542cm" svg:width="5.711cm" svg:height="0.416cm" draw:z-index="57"><draw:image xlink:href="Pictures/200000130000164F000001A0F895243ED3A1764B.svm" xlink:type="simple" xlink:show="embed" xlink:actuate="onLoad"/></draw:frame></text:p>
      <text:p text:style-name="P13"><draw:frame draw:style-name="fr2" draw:name="Image3" text:anchor-type="paragraph" svg:x="11.82cm" svg:y="0.011cm" svg:width="5.711cm" svg:height="0.416cm" draw:z-index="58"><draw:image xlink:href="Pictures/200000130000164F000001A0F895243ED3A1764B.svm" xlink:type="simple" xlink:show="embed" xlink:actuate="onLoad"/></draw:frame></text:p>
      <text:p text:style-name="P13"><draw:custom-shape text:anchor-type="paragraph" draw:z-index="54" draw:name="Forme3" draw:style-name="gr19" draw:text-style-name="P102" svg:width="1.456cm" svg:height="0.662cm" svg:x="10.365cm" svg:y="0.034cm"><text:p/><draw:enhanced-geometry svg:viewBox="0 0 21600 21600" draw:type="rectangle" draw:enhanced-path="M 0 0 L 21600 0 21600 21600 0 21600 0 0 Z N"/></draw:custom-shape><draw:frame text:anchor-type="paragraph" draw:z-index="55" draw:name="Forme4" draw:style-name="gr20" draw:text-style-name="P103" svg:width="1.535cm" svg:height="0.489cm" svg:x="10.497cm" svg:y="0.139cm"><draw:text-box><text:p><text:span text:style-name="T32"><text:s/></text:span><text:span text:style-name="T32">A-0</text:span></text:p></draw:text-box></draw:frame></text:p>
      <text:p text:style-name="P13"><draw:frame draw:style-name="fr2" draw:name="Image4" text:anchor-type="paragraph" svg:x="8.304cm" svg:y="0.035cm" svg:width="0.392cm" svg:height="1.443cm" draw:z-index="60"><draw:image xlink:href="Pictures/2000001300000188000005A3871A2C1B59C35F60.svm" xlink:type="simple" xlink:show="embed" xlink:actuate="onLoad"/></draw:frame></text:p>
      <text:p text:style-name="P13"/>
      <text:p text:style-name="P13"><draw:custom-shape text:anchor-type="paragraph" draw:z-index="56" draw:name="Forme5" draw:style-name="gr21" draw:text-style-name="P102" svg:width="4.022cm" svg:height="0.821cm" svg:x="6.528cm" svg:y="0.34cm"><text:p/><draw:enhanced-geometry svg:viewBox="0 0 21600 21600" draw:type="rectangle" draw:enhanced-path="M 0 0 L 21600 0 21600 21600 0 21600 0 0 Z N"/></draw:custom-shape><draw:frame text:anchor-type="paragraph" draw:z-index="59" draw:name="Forme2" draw:style-name="gr20" draw:text-style-name="P103" svg:width="3.467cm" svg:height="0.489cm" svg:x="6.925cm" svg:y="0.526cm"><draw:text-box><text:p><text:span text:style-name="T32">Jukebox connecté</text:span></text:p></draw:text-box></draw:frame></text:p>
      <text:p text:style-name="P13"/>
      <text:p text:style-name="P13"/>
      <text:p text:style-name="P13"/>
      <text:p text:style-name="P13"/>
      <text:p text:style-name="P13">10) Niveau A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11) Résumé des fonctions techniques</text:p>
      <text:p text:style-name="P13"/>
      <text:p text:style-name="P13"/>
      <text:p text:style-name="P13"/>
      <text:p text:style-name="P29"><text:span text:style-name="T2">FS1 </text:span>: Permettre à l'utilisateur de <text:span text:style-name="T9">partager la musique sur un système audio</text:span></text:p>
      <text:p text:style-name="P29"><text:s text:c="9"/><text:span text:style-name="T18"><text:s/></text:span><text:span text:style-name="T19">FT1 : </text:span><text:span text:style-name="T23">Serveur </text:span></text:p>
      <text:p text:style-name="P29"><text:s text:c="10"/><text:span text:style-name="T19">FT</text:span><text:span text:style-name="T22">2 </text:span><text:span text:style-name="T19">:</text:span><text:span text:style-name="T23"> Diffuser la musique demandée </text:span></text:p>
      <text:p text:style-name="P29"><text:s text:c="10"/></text:p>
      <text:p text:style-name="P29"><text:span text:style-name="T2">FS2 :</text:span><text:span text:style-name="T18"> </text:span>Permettre <text:span text:style-name="T9">à l'utilisateur de contrôler le jukebox depuis son smartphone</text:span></text:p>
      <text:p text:style-name="P29"><text:s text:c="10"/><text:span text:style-name="T18"><text:s/></text:span><text:span text:style-name="T19">FT</text:span><text:span text:style-name="T21">3 </text:span><text:span text:style-name="T19">:</text:span><text:span text:style-name="T23"> Contrôler les fonctionnalités du jukebox </text:span></text:p>
      <text:p text:style-name="P29"><text:s text:c="11"/><text:span text:style-name="T19">FT</text:span><text:span text:style-name="T22">4 </text:span><text:span text:style-name="T19">:</text:span><text:span text:style-name="T23"> Connexion à l’interface</text:span></text:p>
      <text:p text:style-name="P29"><text:s text:c="10"/><text:span text:style-name="T18"><text:s/></text:span><text:span text:style-name="T19">FT</text:span><text:span text:style-name="T22">5 </text:span><text:span text:style-name="T19">:</text:span><text:span text:style-name="T23"> Permettre à l’utilisateur d’avoir accès aux fonctionnalités du serveur</text:span></text:p>
      <text:p text:style-name="P29"/>
      <text:p text:style-name="P29"><text:span text:style-name="T2">FS3 :</text:span><text:span text:style-name="T18"> </text:span><text:span text:style-name="T9">Alimenter le système</text:span></text:p>
      <text:p text:style-name="P29"><text:s text:c="11"/><text:span text:style-name="T19">FT</text:span><text:span text:style-name="T22">6 </text:span><text:span text:style-name="T19">:</text:span><text:span text:style-name="T23"> Permettre au système d’être alimenter en énergie</text:span></text:p>
      <text:p text:style-name="P29"/>
      <text:p text:style-name="P29"><text:span text:style-name="T2">FS4 :</text:span><text:span text:style-name="T18"> </text:span><text:span text:style-name="T9">Résister aux contraintes extérieures</text:span></text:p>
      <text:p text:style-name="P29"><text:s text:c="9"/><text:span text:style-name="T18"><text:s text:c="2"/></text:span><text:span text:style-name="T20">FT</text:span><text:span text:style-name="T21">7</text:span><text:span text:style-name="T20"> : </text:span><text:span text:style-name="T24">Choisir des matériaux adaptés et résistant aux chocs</text:span></text:p>
      <text:p text:style-name="P29"/>
      <text:p text:style-name="P29"><text:span text:style-name="T2">FS5 :</text:span> <text:span text:style-name="T9">Être simple d'utilisation et intuitif</text:span></text:p>
      <text:p text:style-name="P29"><text:s text:c="11"/><text:span text:style-name="T20">FT8 :</text:span><text:span text:style-name="T24"> Avoir une interface simple (graphiquement)</text:span></text:p>
      <text:p text:style-name="P29"><text:s text:c="11"/><text:span text:style-name="T20">FT9 :</text:span><text:span text:style-name="T24"> Assurer une utilisation rapide</text:span></text:p>
      <text:p text:style-name="P29"/>
      <text:p text:style-name="P29"><text:span text:style-name="T2">FS6 :</text:span><text:span text:style-name="T18"> </text:span><text:span text:style-name="T9">Être visuellement agréable</text:span></text:p>
      <text:p text:style-name="P29"><text:s text:c="10"/><text:span text:style-name="T18"><text:s/></text:span><text:span text:style-name="T20">FT10 :</text:span><text:span text:style-name="T24"> Faire en sorte qu’il attire le regard (couleurs et design)</text:span></text:p>
      <text:p text:style-name="P29"><text:s text:c="11"/><text:span text:style-name="T20">FT11 : </text:span><text:span text:style-name="T24">Faire qu’il ait des dimensions qui lui permettent d’être transportable</text:span></text:p>
      <text:p text:style-name="P29"/>
      <text:p text:style-name="P29"><text:span text:style-name="T2">FS7 :</text:span><text:span text:style-name="T18"> </text:span><text:span text:style-name="T9">Être stable sur un support</text:span></text:p>
      <text:p text:style-name="P31"><text:s text:c="11"/><text:span text:style-name="T20">FT12 : </text:span><text:span text:style-name="T24">Faire qu’il tienne sur tout support quelconque</text:span></text:p>
      <text:p text:style-name="P31"/>
      <text:p text:style-name="P31"><text:span text:style-name="T2">FS8 :</text:span><text:span text:style-name="T18"> </text:span>Respecter les normes en vigueur</text:p>
      <text:p text:style-name="P15"><text:s text:c="8"/><text:span text:style-name="T18"><text:s/></text:span><text:span text:style-name="T26">FT</text:span><text:span text:style-name="T27">13</text:span><text:span text:style-name="T26"> :</text:span><text:span text:style-name="T25"> Respecter les normes en vigueur (dans ce domaine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12) Étude des fonctio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2"><draw:image xlink:href="Pictures/10000000000000C100000105CC80036AD673BD91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8</text:page-number>/<text:page-count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12T11:31:49.627000000</dc:date>
    <meta:editing-duration>PT3H23M43S</meta:editing-duration>
    <meta:editing-cycles>22</meta:editing-cycles>
    <meta:generator>LibreOffice/5.1.3.2$Windows_x86 LibreOffice_project/644e4637d1d8544fd9f56425bd6cec110e49301b</meta:generator>
    <meta:document-statistic meta:table-count="1" meta:image-count="4" meta:object-count="0" meta:page-count="8" meta:paragraph-count="147" meta:word-count="746" meta:character-count="4454" meta:non-whitespace-character-count="3679"/>
  </office:meta>
</office:document-meta>
</file>